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Symmetric_20_Arrow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446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49cm" fo:min-width="0cm"/>
    </style:style>
    <style:style style:name="gr4" style:family="graphic" style:parent-style-name="standard">
      <style:graphic-properties draw:stroke="none" svg:stroke-color="#000000" draw:fill="none" draw:fill-color="#ffffff" fo:min-height="0.412cm"/>
    </style:style>
    <style:style style:name="gr5" style:family="graphic" style:parent-style-name="standard">
      <style:graphic-properties draw:stroke="none" svg:stroke-color="#000000" draw:fill="none" draw:fill-color="#ffffff" fo:min-height="0.823cm"/>
    </style:style>
    <style:style style:name="gr6" style:family="graphic" style:parent-style-name="standard">
      <style:graphic-properties draw:fill-color="#21409a" draw:textarea-horizontal-align="justify" draw:textarea-vertical-align="middle" draw:auto-grow-height="false" fo:min-height="0.446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446cm" fo:min-width="0.161cm"/>
    </style:style>
    <style:style style:name="gr8" style:family="graphic" style:parent-style-name="standard">
      <style:graphic-properties draw:textarea-horizontal-align="justify" draw:textarea-vertical-align="middle" draw:auto-grow-height="false" fo:min-height="0.446cm" fo:min-width="0.338cm"/>
    </style:style>
    <style:style style:name="gr9" style:family="graphic" style:parent-style-name="objectwithoutfill">
      <style:graphic-properties svg:stroke-width="0.004cm" svg:stroke-color="#666666" draw:marker-start-width="0.206cm" draw:marker-end-width="0.206cm" draw:fill="none" draw:textarea-vertical-align="middle" fo:padding-top="0.127cm" fo:padding-bottom="0.127cm" fo:padding-left="0.252cm" fo:padding-right="0.252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Sans1" fo:font-size="12pt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6" style:family="paragraph">
      <loext:graphic-properties draw:fill-color="#21409a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0.5pt" style:font-size-asian="9pt" style:font-size-complex="10.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.5pt" style:font-size-asian="9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name="Shape1" draw:style-name="gr1" draw:text-style-name="P1" draw:layer="layout" svg:x1="3.667cm" svg:y1="2.749cm" svg:x2="26.619cm" svg:y2="2.715cm">
          <text:p/>
        </draw:line>
        <draw:custom-shape draw:name="Shape2" draw:style-name="gr2" draw:text-style-name="P2" draw:layer="layout" svg:width="0.101cm" svg:height="0.696cm" svg:x="3.921cm" svg:y="2.056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101cm" svg:height="0.696cm" svg:x="6.893cm" svg:y="2.041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101cm" svg:height="0.696cm" svg:x="8.899cm" svg:y="2.041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101cm" svg:height="0.696cm" svg:x="17.891cm" svg:y="2.031cm">
          <text:p/>
          <draw:enhanced-geometry svg:viewBox="0 0 21600 21600" draw:type="rectangle" draw:enhanced-path="M 0 0 L 21600 0 21600 21600 0 21600 0 0 Z N"/>
        </draw:custom-shape>
        <draw:custom-shape draw:name="Shape2" draw:style-name="gr3" draw:text-style-name="P2" draw:layer="layout" svg:width="0.105cm" svg:height="0.699cm" svg:x="9.073cm" svg:y="2.041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101cm" svg:height="0.696cm" svg:x="9.255cm" svg:y="2.041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101cm" svg:height="0.696cm" svg:x="19.898cm" svg:y="2.031cm">
          <text:p/>
          <draw:enhanced-geometry svg:viewBox="0 0 21600 21600" draw:type="rectangle" draw:enhanced-path="M 0 0 L 21600 0 21600 21600 0 21600 0 0 Z N"/>
        </draw:custom-shape>
        <draw:frame draw:name="Shape3" draw:style-name="gr4" draw:text-style-name="P4" draw:layer="layout" svg:width="3.82cm" svg:height="0.662cm" svg:x="22.706cm" svg:y="1.97cm">
          <draw:text-box>
            <text:p text:style-name="P3"><text:span text:style-name="T1">Sensor </text:span><text:span text:style-name="T2">arrival</text:span><text:span text:style-name="T1"> time</text:span></text:p>
          </draw:text-box>
        </draw:frame>
        <draw:line draw:name="Shape1" draw:style-name="gr1" draw:text-style-name="P1" draw:layer="layout" svg:x1="3.667cm" svg:y1="5.733cm" svg:x2="26.619cm" svg:y2="5.731cm">
          <text:p/>
        </draw:line>
        <draw:line draw:name="Shape1" draw:style-name="gr1" draw:text-style-name="P1" draw:layer="layout" svg:x1="3.667cm" svg:y1="8.733cm" svg:x2="26.619cm" svg:y2="8.731cm">
          <text:p/>
        </draw:line>
        <draw:line draw:name="Shape1" draw:style-name="gr1" draw:text-style-name="P1" draw:layer="layout" svg:x1="3.667cm" svg:y1="11.734cm" svg:x2="26.619cm" svg:y2="11.732cm">
          <text:p/>
        </draw:line>
        <draw:frame draw:name="Shape3" draw:style-name="gr5" draw:text-style-name="P5" draw:layer="layout" svg:width="4.481cm" svg:height="1.073cm" svg:x="22.706cm" svg:y="4.97cm">
          <draw:text-box>
            <text:p text:style-name="P3"><text:span text:style-name="T3">Connmgr CPU usage</text:span></text:p>
          </draw:text-box>
        </draw:frame>
        <draw:frame draw:name="Shape3" draw:style-name="gr5" draw:text-style-name="P5" draw:layer="layout" svg:width="4.329cm" svg:height="1.073cm" svg:x="22.706cm" svg:y="7.97cm">
          <draw:text-box>
            <text:p text:style-name="P3"><text:span text:style-name="T3">Datamgr CPU usage</text:span></text:p>
          </draw:text-box>
        </draw:frame>
        <draw:frame draw:name="Shape3" draw:style-name="gr5" draw:text-style-name="P5" draw:layer="layout" svg:width="4.583cm" svg:height="1.073cm" svg:x="22.706cm" svg:y="10.971cm">
          <draw:text-box>
            <text:p text:style-name="P3"><text:span text:style-name="T3">Storagemgr CPU usage</text:span></text:p>
          </draw:text-box>
        </draw:frame>
        <draw:custom-shape draw:name="Shape2" draw:style-name="gr2" draw:text-style-name="P2" draw:layer="layout" svg:width="0.279cm" svg:height="0.696cm" svg:x="9.001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9.28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7" draw:text-style-name="P2" draw:layer="layout" svg:width="0.661cm" svg:height="0.696cm" svg:x="9.813cm" svg:y="11.033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153cm" svg:height="0.696cm" svg:x="9.48cm" svg:y="8.034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2" draw:text-style-name="P2" draw:layer="layout" svg:width="0.482cm" svg:height="0.696cm" svg:x="9.636cm" svg:y="8.035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482cm" svg:height="0.696cm" svg:x="10.271cm" svg:y="8.035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178cm" svg:height="0.696cm" svg:x="9.636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153cm" svg:height="0.696cm" svg:x="10.115cm" svg:y="8.035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153cm" svg:height="0.696cm" svg:x="10.75cm" svg:y="8.035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2" draw:text-style-name="P2" draw:layer="layout" svg:width="0.482cm" svg:height="0.696cm" svg:x="10.906cm" svg:y="8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10.496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11.36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2" draw:text-style-name="P2" draw:layer="layout" svg:width="0.28cm" svg:height="0.696cm" svg:x="4.022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4.302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4.502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8" draw:text-style-name="P2" draw:layer="layout" svg:width="0.838cm" svg:height="0.696cm" svg:x="4.708cm" svg:y="11.033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153cm" svg:height="0.696cm" svg:x="4.705cm" svg:y="8.035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2" draw:text-style-name="P2" draw:layer="layout" svg:width="0.482cm" svg:height="0.696cm" svg:x="4.861cm" svg:y="8.035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228cm" svg:height="0.696cm" svg:x="17.992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18.221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228cm" svg:height="0.696cm" svg:x="19.999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20.227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153cm" svg:height="0.696cm" svg:x="18.421cm" svg:y="8.03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name="Shape2" draw:style-name="gr2" draw:text-style-name="P2" draw:layer="layout" svg:width="0.482cm" svg:height="0.696cm" svg:x="18.576cm" svg:y="8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2" draw:style-name="gr6" draw:text-style-name="P6" draw:layer="layout" svg:width="0.178cm" svg:height="0.696cm" svg:x="18.576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8" draw:text-style-name="P2" draw:layer="layout" svg:width="0.838cm" svg:height="0.696cm" svg:x="18.754cm" svg:y="11.033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178cm" svg:height="0.696cm" svg:x="20.431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8" draw:text-style-name="P2" draw:layer="layout" svg:width="0.838cm" svg:height="0.696cm" svg:x="20.608cm" svg:y="11.033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153cm" svg:height="0.696cm" svg:x="20.605cm" svg:y="8.035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2" draw:text-style-name="P2" draw:layer="layout" svg:width="0.482cm" svg:height="0.696cm" svg:x="20.761cm" svg:y="8.035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478cm" svg:y1="5.708cm" svg:x2="9.479cm" svg:y2="11.744cm">
          <text:p/>
        </draw:line>
        <draw:line draw:style-name="gr9" draw:text-style-name="P7" draw:layer="layout" svg:x1="9.636cm" svg:y1="8.721cm" svg:x2="9.636cm" svg:y2="11.744cm">
          <text:p/>
        </draw:line>
        <draw:line draw:style-name="gr9" draw:text-style-name="P7" draw:layer="layout" svg:x1="10.753cm" svg:y1="8.721cm" svg:x2="10.753cm" svg:y2="11.744cm">
          <text:p/>
        </draw:line>
        <draw:custom-shape draw:name="Shape2" draw:style-name="gr7" draw:text-style-name="P2" draw:layer="layout" svg:width="0.661cm" svg:height="0.696cm" svg:x="10.702cm" svg:y="11.033cm">
          <text:p/>
          <draw:enhanced-geometry svg:viewBox="0 0 21600 21600" draw:type="rectangle" draw:enhanced-path="M 0 0 L 21600 0 21600 21600 0 21600 0 0 Z N"/>
        </draw:custom-shape>
        <draw:custom-shape draw:name="Shape2" draw:style-name="gr7" draw:text-style-name="P2" draw:layer="layout" svg:width="0.661cm" svg:height="0.696cm" svg:x="11.566cm" svg:y="11.033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001cm" svg:y1="2.736cm" svg:x2="9.001cm" svg:y2="11.744cm">
          <text:p/>
        </draw:line>
        <draw:line draw:style-name="gr9" draw:text-style-name="P7" draw:layer="layout" svg:x1="4.505cm" svg:y1="5.724cm" svg:x2="4.505cm" svg:y2="11.744cm">
          <text:p/>
        </draw:line>
        <draw:line draw:style-name="gr9" draw:text-style-name="P7" draw:layer="layout" svg:x1="4.708cm" svg:y1="8.721cm" svg:x2="4.708cm" svg:y2="11.744cm">
          <text:p/>
        </draw:line>
        <draw:line draw:style-name="gr9" draw:text-style-name="P7" draw:layer="layout" svg:x1="9.636cm" svg:y1="8.722cm" svg:x2="9.636cm" svg:y2="11.745cm">
          <text:p/>
        </draw:line>
        <draw:custom-shape draw:name="Shape2" draw:style-name="gr2" draw:text-style-name="P2" draw:layer="layout" svg:width="0.279cm" svg:height="0.696cm" svg:x="9.484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9.814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2" draw:text-style-name="P2" draw:layer="layout" svg:width="0.279cm" svg:height="0.696cm" svg:x="10.017cm" svg:y="5.038cm">
          <text:p/>
          <draw:enhanced-geometry svg:viewBox="0 0 21600 21600" draw:type="rectangle" draw:enhanced-path="M 0 0 L 21600 0 21600 21600 0 21600 0 0 Z N"/>
        </draw:custom-shape>
        <draw:custom-shape draw:name="Shape2" draw:style-name="gr6" draw:text-style-name="P6" draw:layer="layout" svg:width="0.203cm" svg:height="0.696cm" svg:x="10.296cm" svg:y="5.038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813cm" svg:y1="5.724cm" svg:x2="9.814cm" svg:y2="11.76cm">
          <text:p/>
        </draw:line>
        <draw:line draw:style-name="gr9" draw:text-style-name="P7" draw:layer="layout" svg:x1="10.499cm" svg:y1="5.724cm" svg:x2="10.5cm" svg:y2="11.76cm">
          <text:p/>
        </draw:line>
        <draw:line draw:style-name="gr9" draw:text-style-name="P7" draw:layer="layout" svg:x1="10.271cm" svg:y1="5.733cm" svg:x2="10.272cm" svg:y2="11.769cm">
          <text:p/>
        </draw:line>
        <draw:line draw:style-name="gr9" draw:text-style-name="P7" draw:layer="layout" svg:x1="6.994cm" svg:y1="2.676cm" svg:x2="6.994cm" svg:y2="11.684cm">
          <text:p/>
        </draw:line>
        <draw:line draw:style-name="gr9" draw:text-style-name="P7" draw:layer="layout" svg:x1="4.022cm" svg:y1="2.727cm" svg:x2="4.022cm" svg:y2="11.735cm">
          <text:p/>
        </draw:line>
        <draw:line draw:style-name="gr9" draw:text-style-name="P7" draw:layer="layout" svg:x1="17.992cm" svg:y1="2.71cm" svg:x2="17.992cm" svg:y2="11.718cm">
          <text:p/>
        </draw:line>
        <draw:line draw:style-name="gr9" draw:text-style-name="P7" draw:layer="layout" svg:x1="20cm" svg:y1="2.71cm" svg:x2="19.999cm" svg:y2="11.744cm">
          <text:p/>
        </draw:line>
        <draw:line draw:style-name="gr9" draw:text-style-name="P7" draw:layer="layout" svg:x1="18.424cm" svg:y1="5.682cm" svg:x2="18.425cm" svg:y2="11.718cm">
          <text:p/>
        </draw:line>
        <draw:line draw:style-name="gr9" draw:text-style-name="P7" draw:layer="layout" svg:x1="20.431cm" svg:y1="5.714cm" svg:x2="20.432cm" svg:y2="11.75cm">
          <text:p/>
        </draw:line>
        <draw:line draw:style-name="gr9" draw:text-style-name="P7" draw:layer="layout" svg:x1="18.576cm" svg:y1="8.721cm" svg:x2="18.576cm" svg:y2="11.744cm">
          <text:p/>
        </draw:line>
        <draw:line draw:style-name="gr9" draw:text-style-name="P7" draw:layer="layout" svg:x1="20.608cm" svg:y1="8.721cm" svg:x2="20.608cm" svg:y2="11.744cm">
          <text:p/>
        </draw:line>
        <draw:line draw:style-name="gr9" draw:text-style-name="P7" draw:layer="layout" svg:x1="11.566cm" svg:y1="8.696cm" svg:x2="11.566cm" svg:y2="11.719cm">
          <text:p/>
        </draw:line>
        <draw:custom-shape draw:name="Shape2" draw:style-name="gr6" draw:text-style-name="P6" draw:layer="layout" svg:width="0.051cm" svg:height="0.696cm" svg:x="11.565cm" svg:y="8.035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051cm" svg:height="0.696cm" svg:x="19.058cm" svg:y="8.035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051cm" svg:height="0.696cm" svg:x="12.225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051cm" svg:height="0.696cm" svg:x="19.591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051cm" svg:height="0.696cm" svg:x="21.446cm" svg:y="11.033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051cm" svg:height="0.696cm" svg:x="21.242cm" svg:y="8.035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051cm" svg:height="0.696cm" svg:x="5.342cm" svg:y="8.035cm">
          <text:p/>
          <draw:enhanced-geometry svg:viewBox="0 0 21600 21600" draw:mirror-horizontal="true" draw:type="rectangle" draw:enhanced-path="M 0 0 L 21600 0 21600 21600 0 21600 0 0 Z N"/>
        </draw:custom-shape>
        <draw:custom-shape draw:name="Shape2" draw:style-name="gr6" draw:text-style-name="P6" draw:layer="layout" svg:width="0.051cm" svg:height="0.696cm" svg:x="5.545cm" svg:y="11.03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15:22:23.338914416</meta:creation-date>
    <dc:date>2020-12-17T13:02:01.412444940</dc:date>
    <meta:editing-duration>PT7H27M52S</meta:editing-duration>
    <meta:editing-cycles>13</meta:editing-cycles>
    <meta:generator>LibreOffice/6.0.7.3$Linux_X86_64 LibreOffice_project/00m0$Build-3</meta:generator>
    <meta:document-statistic meta:object-count="78"/>
  </office:meta>
</office:document-meta>
</file>